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65c9" officeooo:paragraph-rsid="000165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весить звонилку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0-10T18:57:51.662000000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6"/>
  </office:meta>
</office:document-meta>
</file>